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TML" svg:font-family="ETML" style:font-family-generic="swiss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9951in" style:use-optimal-column-width="false"/>
    </style:style>
    <style:style style:name="Table1" style:family="table" style:master-page-name="MP0">
      <style:table-properties style:width="6.9951in" fo:margin-left="-0.078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compétence" style:family="paragraph">
      <style:paragraph-properties fo:break-before="page" fo:text-align="center" fo:margin-left="0in" fo:text-indent="0in">
        <style:tab-stops/>
      </style:paragraph-properties>
      <style:text-properties style:font-name="Century Gothic" fo:font-weight="bold" style:font-weight-asian="bold" style:font-weight-complex="bold" fo:font-style="italic" style:font-style-asian="italic" style:font-style-complex="italic"/>
    </style:style>
    <style:style style:name="TableColumn60" style:family="table-column">
      <style:table-column-properties style:column-width="1.4534in" style:use-optimal-column-width="false"/>
    </style:style>
    <style:style style:name="TableColumn61" style:family="table-column">
      <style:table-column-properties style:column-width="5.5125in" style:use-optimal-column-width="false"/>
    </style:style>
    <style:style style:name="Table59" style:family="table">
      <style:table-properties style:width="6.9659in" fo:margin-left="-0.07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compétence" style:family="paragraph">
      <style:paragraph-properties fo:margin-left="0in" fo:text-indent="0in">
        <style:tab-stops/>
      </style:paragraph-properties>
      <style:text-properties style:font-name="Century Gothic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compétence" style:family="paragraph">
      <style:paragraph-properties fo:margin-left="0in" fo:text-indent="0in">
        <style:tab-stops/>
      </style:paragraph-properties>
      <style:text-properties style:font-name="Century Gothic" fo:language="fr" fo:country="CH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compétence" style:family="paragraph">
      <style:paragraph-properties fo:margin-left="0in" fo:text-indent="0in">
        <style:tab-stops/>
      </style:paragraph-properties>
      <style:text-properties style:font-name="Century Gothic" fo:language="fr" fo:country="CH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compétence" style:family="paragraph">
      <style:text-properties style:font-name="Century Gothic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compétence" style:family="paragraph">
      <style:text-properties style:font-name="Century Gothic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compétence" style:family="paragraph">
      <style:text-properties style:font-name="Century Gothic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compétence" style:family="paragraph">
      <style:paragraph-properties fo:margin-left="0in" fo:text-indent="0in">
        <style:tab-stops/>
      </style:paragraph-properties>
      <style:text-properties style:font-name="Century Gothic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Column98" style:family="table-column">
      <style:table-column-properties style:column-width="6.1027in" style:use-optimal-column-width="false"/>
    </style:style>
    <style:style style:name="TableColumn99" style:family="table-column">
      <style:table-column-properties style:column-width="0.9895in" style:use-optimal-column-width="false"/>
    </style:style>
    <style:style style:name="Table97" style:family="table">
      <style:table-properties style:width="7.092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Policepardéfaut" style:family="text"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110" style:parent-style-name="Policepardéfaut" style:family="text">
      <style:text-properties style:font-name-asian="Arial" fo:font-size="16pt" style:font-size-asian="16pt" style:font-size-complex="16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115" style:parent-style-name="Policepardéfaut" style:family="text"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116" style:parent-style-name="Policepardéfaut" style:family="text">
      <style:text-properties style:font-name-asian="Arial" fo:font-size="16pt" style:font-size-asian="16pt" style:font-size-complex="16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-asian="Arial" fo:font-size="16pt" style:font-size-asian="16pt" style:font-size-complex="16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3" style:parent-style-name="Policepardéfaut" style:family="text">
      <style:text-properties fo:language="fr" fo:country="CH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-asian="Arial" fo:font-size="16pt" style:font-size-asian="16pt" style:font-size-complex="16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Policepardéfaut" style:family="text"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131" style:parent-style-name="Policepardéfaut" style:family="text">
      <style:text-properties style:font-name-asian="Arial" fo:font-size="16pt" style:font-size-asian="16pt" style:font-size-complex="16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-asian="Arial" fo:font-size="16pt" style:font-size-asian="16pt" style:font-size-complex="16pt"/>
    </style:style>
    <style:style style:name="TableColumn137" style:family="table-column">
      <style:table-column-properties style:column-width="3.0298in" style:use-optimal-column-width="false"/>
    </style:style>
    <style:style style:name="TableColumn138" style:family="table-column">
      <style:table-column-properties style:column-width="2.1263in" style:use-optimal-column-width="false"/>
    </style:style>
    <style:style style:name="TableColumn139" style:family="table-column">
      <style:table-column-properties style:column-width="1.9361in" style:use-optimal-column-width="false"/>
    </style:style>
    <style:style style:name="Table136" style:family="table">
      <style:table-properties style:width="7.0923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 text:display="none" fo:color="#800000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 text:display="none" fo:color="#8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text:display="none" fo:color="#800000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 text:display="none" fo:color="#8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 text:display="none" fo:color="#800000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 text:display="none" fo:color="#800000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 text:display="none" fo:color="#800000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 text:display="none" fo:color="#800000"/>
    </style:style>
    <style:style style:name="P171" style:parent-style-name="paragraphe1" style:family="paragraph">
      <style:paragraph-properties fo:margin-left="0in">
        <style:tab-stops/>
      </style:paragraph-properties>
    </style:style>
    <style:style style:name="TableColumn173" style:family="table-column">
      <style:table-column-properties style:column-width="2.1618in" style:use-optimal-column-width="false"/>
    </style:style>
    <style:style style:name="TableColumn174" style:family="table-column">
      <style:table-column-properties style:column-width="2.5631in" style:use-optimal-column-width="false"/>
    </style:style>
    <style:style style:name="TableColumn175" style:family="table-column">
      <style:table-column-properties style:column-width="2.3673in" style:use-optimal-column-width="false"/>
    </style:style>
    <style:style style:name="Table172" style:family="table">
      <style:table-properties style:width="7.0923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83" style:family="table-row">
      <style:table-row-properties style:min-row-height="0.7875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  <style:style style:name="TableRow190" style:family="table-row">
      <style:table-row-properties style:min-row-height="0.7875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  <style:style style:name="TableRow197" style:family="table-row">
      <style:table-row-properties style:min-row-height="0.7875in"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weight="bold" style:font-weight-asian="bold" style:font-weight-complex="bold" text:display="none" fo:color="#8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xercice : Amélioration de l’ergonomie d’applications, principe n°1</text:p>
          </table:table-cell>
        </table:table-row>
      </table:table>
      <text:p text:style-name="compétence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Compétence :</text:p>
          </table:table-cell>
          <table:table-cell table:style-name="TableCell65">
            <text:p text:style-name="P66">Connaître les règles d’ergonomie ISO9241-110</text:p>
          </table:table-cell>
        </table:table-row>
        <table:table-row table:style-name="TableRow67">
          <table:table-cell table:style-name="TableCell68">
            <text:p text:style-name="P69">Objectif :</text:p>
          </table:table-cell>
          <table:table-cell table:style-name="TableCell70">
            <text:p text:style-name="P71">Identifier des défauts ergonomiques et proposer des améliorations</text:p>
          </table:table-cell>
        </table:table-row>
        <table:table-row table:style-name="TableRow72">
          <table:table-cell table:style-name="TableCell73">
            <text:p text:style-name="P74">Contraintes :</text:p>
          </table:table-cell>
          <table:table-cell table:style-name="TableCell75">
            <text:p text:style-name="P76">-</text:p>
          </table:table-cell>
        </table:table-row>
        <table:table-row table:style-name="TableRow77">
          <table:table-cell table:style-name="TableCell78">
            <text:p text:style-name="P79">Procédure :</text:p>
          </table:table-cell>
          <table:table-cell table:style-name="TableCell80">
            <text:p text:style-name="P81">Travail individuel</text:p>
          </table:table-cell>
        </table:table-row>
        <table:table-row table:style-name="TableRow82">
          <table:table-cell table:style-name="TableCell83">
            <text:p text:style-name="P84">Travail à rendre :</text:p>
          </table:table-cell>
          <table:table-cell table:style-name="TableCell85">
            <text:p text:style-name="P86">-</text:p>
          </table:table-cell>
        </table:table-row>
        <table:table-row table:style-name="TableRow87">
          <table:table-cell table:style-name="TableCell88">
            <text:p text:style-name="P89">Délai :</text:p>
          </table:table-cell>
          <table:table-cell table:style-name="TableCell90">
            <text:p text:style-name="P91">1p</text:p>
          </table:table-cell>
        </table:table-row>
        <table:table-row table:style-name="TableRow92">
          <table:table-cell table:style-name="TableCell93">
            <text:p text:style-name="P94">Évaluation :</text:p>
          </table:table-cell>
          <table:table-cell table:style-name="TableCell95">
            <text:p text:style-name="P96">Commune</text:p>
          </table:table-cell>
        </table:table-row>
      </table:table>
      <text:h text:style-name="Titre1" text:outline-level="1">Identifier le principe N°1 « adaptation à la tâche »</text:h>
      <text:p text:style-name="paragraphe1">Parmi les descriptions<text:s/>suivantes, lesquelles appliquent le principe n°1 ?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Description</text:p>
          </table:table-cell>
          <table:table-cell table:style-name="TableCell103">
            <text:p text:style-name="P104">Principe n°1</text:p>
          </table:table-cell>
        </table:table-row>
        <table:table-row table:style-name="TableRow105">
          <table:table-cell table:style-name="TableCell106">
            <text:p text:style-name="TableContents">Il convient que la présentation des données d’entrée et de sortie soit adaptée à la tâche</text:p>
          </table:table-cell>
          <table:table-cell table:style-name="TableCell107">
            <text:p text:style-name="P108"><text:span text:style-name="T109">X</text:span><text:span text:style-name="T110">□</text:span></text:p>
          </table:table-cell>
        </table:table-row>
        <table:table-row table:style-name="TableRow111">
          <table:table-cell table:style-name="TableCell112">
            <text:p text:style-name="TableContents">Dans un champ de saisie pour une ville, la saisie supporte le NPA ou le nom de la<text:s/>ville</text:p>
          </table:table-cell>
          <table:table-cell table:style-name="TableCell113">
            <text:p text:style-name="P114"><text:bookmark-start text:name="__DdeLink__492_1426780034"/><text:span text:style-name="T115">X</text:span><text:bookmark-end text:name="__DdeLink__492_1426780034"/><text:span text:style-name="T116">□</text:span></text:p>
          </table:table-cell>
        </table:table-row>
        <table:table-row table:style-name="TableRow117">
          <table:table-cell table:style-name="TableCell118">
            <text:p text:style-name="TableContents">La technologie badJS ne supporte pas les accents dans les textes ainsi toute l’application est en anglais</text:p>
          </table:table-cell>
          <table:table-cell table:style-name="TableCell119">
            <text:p text:style-name="P120">□</text:p>
          </table:table-cell>
        </table:table-row>
        <table:table-row table:style-name="TableRow121">
          <table:table-cell table:style-name="TableCell122">
            <text:p text:style-name="TableContents">On utilise la disposition des touches de clavier<text:s/><text:span text:style-name="T123">qwertz<text:s/></text:span>parce qu’elle permet de ralentir la frappe au clavier pour éviter les<text:s/>problèmes mécaniques des 1ères machines à écrire</text:p>
          </table:table-cell>
          <table:table-cell table:style-name="TableCell124">
            <text:p text:style-name="P125">□</text:p>
          </table:table-cell>
        </table:table-row>
        <table:table-row table:style-name="TableRow126">
          <table:table-cell table:style-name="TableCell127">
            <text:p text:style-name="TableContents">La disposition bépo a été mise en place selon l’utilisation des lettres dans les mots de la langue française</text:p>
          </table:table-cell>
          <table:table-cell table:style-name="TableCell128">
            <text:p text:style-name="P129"><text:span text:style-name="T130">X</text:span><text:span text:style-name="T131">□</text:span></text:p>
          </table:table-cell>
        </table:table-row>
        <table:table-row table:style-name="TableRow132">
          <table:table-cell table:style-name="TableCell133">
            <text:p text:style-name="TableContents">On affiche les prix avec la devise de l’utilisateur sur 10 décimales</text:p>
          </table:table-cell>
          <table:table-cell table:style-name="TableCell134">
            <text:p text:style-name="P135">□</text:p>
          </table:table-cell>
        </table:table-row>
      </table:table>
      <text:h text:style-name="Titre1" text:outline-level="1">Améliorer un produit</text:h>
      <text:p text:style-name="paragraphe1">Parmi les exemples suivants, identifiez l’élément non ergonomique et proposez une améliorations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Exemple</text:p>
          </table:table-cell>
          <table:table-cell table:style-name="TableCell143">
            <text:p text:style-name="P144">Potentiel d’amélioration</text:p>
          </table:table-cell>
          <table:table-cell table:style-name="TableCell145">
            <text:p text:style-name="P146">Proposition</text:p>
          </table:table-cell>
        </table:table-row>
        <table:table-row table:style-name="TableRow147">
          <table:table-cell table:style-name="TableCell148">
            <text:p text:style-name="TableContents">Un site de réservation d’hôtels (comme booking.com par exemple) affiche des hôtels pour lesquels aucune<text:s/>chambre n’est disponible aux dates indiquées</text:p>
          </table:table-cell>
          <table:table-cell table:style-name="TableCell149">
            <text:p text:style-name="P150">Information inutile</text:p>
          </table:table-cell>
          <table:table-cell table:style-name="TableCell151">
            <text:p text:style-name="P152">Afficher uniquement les hôtels disponibles</text:p>
          </table:table-cell>
        </table:table-row>
        <table:table-row table:style-name="TableRow153">
          <table:table-cell table:style-name="TableCell154">
            <text:p text:style-name="TableContents">Dans une application avec login/mdp et informations personnelles, lorsqu’un utilisateur passe une commande, il doit saisir manuellement les coordonnées de livraison</text:p>
          </table:table-cell>
          <table:table-cell table:style-name="TableCell155">
            <text:p text:style-name="P156">Tâche manuelle rébarbative</text:p>
          </table:table-cell>
          <table:table-cell table:style-name="TableCell157">
            <text:p text:style-name="P158">Proposer automatiquement les données enregistrées</text:p>
          </table:table-cell>
        </table:table-row>
        <table:table-row table:style-name="TableRow159">
          <table:table-cell table:style-name="TableCell160">
            <text:p text:style-name="TableContents">Dans une application avec login/mdp et informations personnelles, lorsqu’une utilisatrice passe une commande, on ne lui propose pas de changer<text:s/>l’adresse de livraison</text:p>
          </table:table-cell>
          <table:table-cell table:style-name="TableCell161">
            <text:p text:style-name="P162">Étape importante demandant validation</text:p>
          </table:table-cell>
          <table:table-cell table:style-name="TableCell163">
            <text:p text:style-name="P164">Information à montrer avec possibilité de modification</text:p>
          </table:table-cell>
        </table:table-row>
        <table:table-row table:style-name="TableRow165">
          <table:table-cell table:style-name="TableCell166">
            <text:p text:style-name="TableContents">Dans une application CAO pour laquelle les 2 mains sont utilisées pour placer le curseur, il faut utiliser le clavier pour exécuter des opérations durant le dessin</text:p>
          </table:table-cell>
          <table:table-cell table:style-name="TableCell167">
            <text:p text:style-name="P168">Lâcher le curseur pour activer une fonction</text:p>
          </table:table-cell>
          <table:table-cell table:style-name="TableCell169">
            <text:p text:style-name="P170">Commande vocale</text:p>
          </table:table-cell>
        </table:table-row>
      </table:table>
      <text:p text:style-name="P171"/>
      <text:soft-page-break/>
      <text:h text:style-name="Titre1" text:outline-level="1">Exemples concrets</text:h>
      <text:p text:style-name="paragraphe1">Pour les contextes suivants, identifiez 1 élément qui rentre dans le principe N° 1 et un élément qui ne le respecte pas.</text:p>
      <text:p text:style-name="paragraphe1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Contexte</text:p>
          </table:table-cell>
          <table:table-cell table:style-name="TableCell179">
            <text:p text:style-name="P180">Valide le<text:s/>principe</text:p>
          </table:table-cell>
          <table:table-cell table:style-name="TableCell181">
            <text:p text:style-name="P182">Viole le principe</text:p>
          </table:table-cell>
        </table:table-row>
        <table:table-row table:style-name="TableRow183">
          <table:table-cell table:style-name="TableCell184">
            <text:p text:style-name="P185">Microsoft WORD</text:p>
          </table:table-cell>
          <table:table-cell table:style-name="TableCell186">
            <text:p text:style-name="P187">Ruban thématique</text:p>
          </table:table-cell>
          <table:table-cell table:style-name="TableCell188">
            <text:p text:style-name="P189">Page vide non effaçable (incohérence) / placement des images</text:p>
          </table:table-cell>
        </table:table-row>
        <table:table-row table:style-name="TableRow190">
          <table:table-cell table:style-name="TableCell191">
            <text:p text:style-name="P192">Notepad++</text:p>
          </table:table-cell>
          <table:table-cell table:style-name="TableCell193">
            <text:p text:style-name="P194">Autocompletion , coloration syntaxique</text:p>
          </table:table-cell>
          <table:table-cell table:style-name="TableCell195">
            <text:p text:style-name="P196">Détection des langage uniquement sur l’extension du fichier, aide au code</text:p>
          </table:table-cell>
        </table:table-row>
        <table:table-row table:style-name="TableRow197">
          <table:table-cell table:style-name="TableCell198">
            <text:p text:style-name="P199">Application de votre smartphone</text:p>
          </table:table-cell>
          <table:table-cell table:style-name="TableCell200">
            <text:p text:style-name="P201">Widget customizable (calendrier) , gestures...</text:p>
          </table:table-cell>
          <table:table-cell table:style-name="TableCell202">
            <text:p text:style-name="P203">Nouvelle application CFF buguée sur mon xperia android 4, statut fermé/ouvert des applications (expert)</text:p>
          </table:table-cell>
        </table:table-row>
      </table:table>
      <text:p text:style-name="paragraphe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TML" svg:font-family="ETML" style:font-family-generic="swiss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paragraphe1" style:default-outline-level="1">
      <style:paragraph-properties fo:margin-top="0.25in" fo:margin-bottom="0.1666in">
        <style:tab-stops>
          <style:tab-stop style:type="left" style:position="0.0979in"/>
        </style:tab-stops>
      </style:paragraph-properties>
      <style:text-properties fo:font-weight="bold" style:font-weight-asian="bold" style:font-weight-complex="bold" fo:font-size="14pt" style:font-size-asian="14pt" style:font-size-complex="12pt" fo:hyphenate="false"/>
    </style:style>
    <style:style style:name="Titre2" style:display-name="Titre 2" style:family="paragraph" style:parent-style-name="Standard" style:next-style-name="paragraphe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3pt" style:font-size-asian="13pt" style:font-size-complex="14pt" fo:hyphenate="false"/>
    </style:style>
    <style:style style:name="Titre3" style:display-name="Titre 3" style:family="paragraph" style:parent-style-name="Standard" style:next-style-name="paragraphe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2pt" style:font-size-asian="12pt" style:font-size-complex="13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1pt" style:font-size-asian="11pt" style:font-size-complex="11pt" fo:language="fr" fo:country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abledesillustrations" style:display-name="Table des illustrations" style:family="paragraph" style:parent-style-name="Standard" style:next-style-name="Standard">
      <style:paragraph-properties fo:margin-left="0.3055in" fo:text-indent="-0.3055in">
        <style:tab-stops/>
      </style:paragraph-properties>
      <style:text-properties fo:hyphenate="false"/>
    </style:style>
    <style:style style:name="paragraphe1" style:display-name="paragraphe1" style:family="paragraph" style:parent-style-name="Standard">
      <style:paragraph-properties fo:margin-left="0.3152in">
        <style:tab-stops/>
      </style:paragraph-properties>
      <style:text-properties style:font-style-complex="italic" fo:hyphenate="false"/>
    </style:style>
    <style:style style:name="paragraphe3" style:display-name="paragraphe3" style:family="paragraph" style:parent-style-name="Standard">
      <style:paragraph-properties fo:margin-left="1.2208in">
        <style:tab-stops/>
      </style:paragraph-properties>
      <style:text-properties fo:hyphenate="false"/>
    </style:style>
    <style:style style:name="paragraphe2" style:display-name="paragraphe2" style:family="paragraph" style:parent-style-name="Standard">
      <style:paragraph-properties fo:margin-left="0.709in">
        <style:tab-stops/>
      </style:paragraph-properties>
      <style:text-properties fo:hyphenate="false"/>
    </style:style>
    <style:style style:name="Commentaire" style:display-name="Commentaire" style:family="paragraph" style:parent-style-name="Standard">
      <style:text-properties fo:font-size="10pt" style:font-size-asian="10pt" style:font-size-complex="10pt" fo:hyphenate="false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pétence" style:display-name="compétence" style:family="paragraph" style:parent-style-name="Standard">
      <style:paragraph-properties fo:margin-left="1.2798in" fo:text-indent="-1.2798in">
        <style:tab-stops/>
      </style:paragraph-properties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false" style:display-name="WW8Num1zfalse" style:family="text"/>
    <style:style style:name="WW8Num1ztrue" style:display-name="WW8Num1ztrue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false" style:display-name="WW8Num10zfalse" style:family="text"/>
    <style:style style:name="WW8Num10ztrue" style:display-name="WW8Num10ztrue" style:family="text"/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false" style:display-name="WW8Num16zfalse" style:family="text"/>
    <style:style style:name="WW8Num16ztrue" style:display-name="WW8Num16ztrue" style:family="text"/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false" style:display-name="WW8Num19zfalse" style:family="text"/>
    <style:style style:name="WW8Num19ztrue" style:display-name="WW8Num19ztrue" style:family="text"/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2" style:display-name="WW8Num26z2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>
      <style:text-properties style:font-name="Courier New" style:font-name-asian="Courier New" style:font-name-complex="Courier New"/>
    </style:style>
    <style:style style:name="WW8Num35z2" style:display-name="WW8Num35z2" style:family="text">
      <style:text-properties style:font-name="Wingdings" style:font-name-asian="Wingdings" style:font-name-complex="Wingdings"/>
    </style:style>
    <style:style style:name="WW8Num36z0" style:display-name="WW8Num36z0" style:family="text">
      <style:text-properties style:font-name="Symbol" style:font-name-asian="Symbol" style:font-name-complex="Symbol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7z0" style:display-name="WW8Num37z0" style:family="text">
      <style:text-properties style:font-name="Symbol" style:font-name-asian="Symbol" style:font-name-complex="Symbol"/>
    </style:style>
    <style:style style:name="WW8Num37z1" style:display-name="WW8Num37z1" style:family="text">
      <style:text-properties style:font-name="Courier New" style:font-name-asian="Courier New" style:font-name-complex="Courier New"/>
    </style:style>
    <style:style style:name="WW8Num37z2" style:display-name="WW8Num37z2" style:family="text">
      <style:text-properties style:font-name="Wingdings" style:font-name-asian="Wingdings" style:font-name-complex="Wingdings"/>
    </style:style>
    <style:style style:name="WW8Num38z0" style:display-name="WW8Num38z0" style:family="text">
      <style:text-properties style:font-name="Symbol" style:font-name-asian="Symbol" style:font-name-complex="Symbol"/>
    </style:style>
    <style:style style:name="WW8Num38z1" style:display-name="WW8Num38z1" style:family="text">
      <style:text-properties style:font-name="Courier New" style:font-name-asian="Courier New" style:font-name-complex="Courier New"/>
    </style:style>
    <style:style style:name="WW8Num38z2" style:display-name="WW8Num38z2" style:family="text">
      <style:text-properties style:font-name="Wingdings" style:font-name-asian="Wingdings" style:font-name-complex="Wingdings"/>
    </style:style>
    <style:style style:name="WW8Num39z0" style:display-name="WW8Num39z0" style:family="text">
      <style:text-properties style:font-name="Symbol" style:font-name-asian="Symbol" style:font-name-complex="Symbol"/>
    </style:style>
    <style:style style:name="WW8Num39z1" style:display-name="WW8Num39z1" style:family="text">
      <style:text-properties style:font-name="Courier New" style:font-name-asian="Courier New" style:font-name-complex="Courier New"/>
    </style:style>
    <style:style style:name="WW8Num39z2" style:display-name="WW8Num39z2" style:family="text">
      <style:text-properties style:font-name="Wingdings" style:font-name-asian="Wingdings" style:font-name-complex="Wingdings"/>
    </style:style>
    <style:style style:name="Numérodepage" style:display-name="Numéro de page" style:family="text" style:parent-style-name="Policepardéfaut"/>
    <style:style style:name="Titre1Car" style:display-name="Titre 1 Car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2pt" fo:language="fr" fo:country="FR" style:language-complex="ar" style:country-complex="SA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paragraphe2Car" style:display-name="paragraphe2 Car" style:family="text">
      <style:text-properties style:font-name="Arial" style:font-name-asian="Arial" style:font-name-complex="Arial" fo:font-size="11pt" style:font-size-asian="11pt" style:font-size-complex="11pt" fo:language="fr" fo:country="FR" style:language-complex="ar" style:country-complex="SA"/>
    </style:style>
    <style:style style:name="Marquedecommentaire" style:display-name="Marque de commentaire" style:family="text">
      <style:text-properties fo:font-size="8pt" style:font-size-asian="8pt" style:font-size-complex="8pt"/>
    </style:style>
    <style:style style:name="BulletSymbolsuser" style:display-name="Bullet Symbols (user)" style:family="text"/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3LVL1" text:bullet-char="">
        <style:list-level-properties text:space-before="1.4756in" text:min-label-width="0.25in" text:list-level-position-and-space-mode="label-alignment">
          <style:list-level-label-alignment text:label-followed-by="listtab" fo:margin-left="1.725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9756in" text:min-label-width="0.25in" text:list-level-position-and-space-mode="label-alignment">
          <style:list-level-label-alignment text:label-followed-by="listtab" fo:margin-left="2.225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4756in" text:min-label-width="0.25in" text:list-level-position-and-space-mode="label-alignment">
          <style:list-level-label-alignment text:label-followed-by="listtab" fo:margin-left="2.725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9756in" text:min-label-width="0.25in" text:list-level-position-and-space-mode="label-alignment">
          <style:list-level-label-alignment text:label-followed-by="listtab" fo:margin-left="3.225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4756in" text:min-label-width="0.25in" text:list-level-position-and-space-mode="label-alignment">
          <style:list-level-label-alignment text:label-followed-by="listtab" fo:margin-left="3.725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9756in" text:min-label-width="0.25in" text:list-level-position-and-space-mode="label-alignment">
          <style:list-level-label-alignment text:label-followed-by="listtab" fo:margin-left="4.225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4756in" text:min-label-width="0.25in" text:list-level-position-and-space-mode="label-alignment">
          <style:list-level-label-alignment text:label-followed-by="listtab" fo:margin-left="4.725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9756in" text:min-label-width="0.25in" text:list-level-position-and-space-mode="label-alignment">
          <style:list-level-label-alignment text:label-followed-by="listtab" fo:margin-left="5.225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4756in" text:min-label-width="0.25in" text:list-level-position-and-space-mode="label-alignment">
          <style:list-level-label-alignment text:label-followed-by="listtab" fo:margin-left="5.7256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fo:font-size="8.5pt" style:font-size-asian="8.5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4" style:display-name="WW8Num14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15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6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text:list-style style:name="WW8Num16" style:display-name="WW8Num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3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fo:font-size="8.5pt" style:font-size-asian="8.5pt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3" style:display-name="WW8Num23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24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6LVL1" text:bullet-char="">
        <style:list-level-properties text:space-before="0.2923in" text:min-label-width="0.25in" text:list-level-position-and-space-mode="label-alignment">
          <style:list-level-label-alignment text:label-followed-by="listtab" fo:margin-left="0.54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923in" text:min-label-width="0.25in" text:list-level-position-and-space-mode="label-alignment">
          <style:list-level-label-alignment text:label-followed-by="listtab" fo:margin-left="1.54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923in" text:min-label-width="0.25in" text:list-level-position-and-space-mode="label-alignment">
          <style:list-level-label-alignment text:label-followed-by="listtab" fo:margin-left="2.54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923in" text:min-label-width="0.25in" text:list-level-position-and-space-mode="label-alignment">
          <style:list-level-label-alignment text:label-followed-by="listtab" fo:margin-left="3.04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923in" text:min-label-width="0.25in" text:list-level-position-and-space-mode="label-alignment">
          <style:list-level-label-alignment text:label-followed-by="listtab" fo:margin-left="3.54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923in" text:min-label-width="0.25in" text:list-level-position-and-space-mode="label-alignment">
          <style:list-level-label-alignment text:label-followed-by="listtab" fo:margin-left="4.04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7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30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style:font-name-complex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text:list-style style:name="WW8Num30" style:display-name="WW8Num30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1" style:display-name="WW8Num31">
      <text:list-level-style-bullet text:level="1" text:style-name="WW_CharLFO32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3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fo:font-size="8.5pt" style:font-size-asian="8.5pt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8Num34" style:display-name="WW8Num34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35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text:list-style style:name="WW8Num35" style:display-name="WW8Num35">
      <text:list-level-style-bullet text:level="1" text:style-name="WW_CharLFO36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fo:font-size="8.5pt" style:font-size-asian="8.5pt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text:list-style style:name="WW8Num36" style:display-name="WW8Num36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37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38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Symbol" style:font-name-complex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 style:font-name-complex="Wingdings"/>
    </style:style>
    <style:style style:name="WW_CharLFO39LVL4" style:family="text">
      <style:text-properties style:font-name="Symbol" style:font-name-complex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 style:font-name-complex="Wingdings"/>
    </style:style>
    <style:style style:name="WW_CharLFO39LVL7" style:family="text">
      <style:text-properties style:font-name="Symbol" style:font-name-complex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9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 style:font-name-complex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 style:font-name-complex="Wingdings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 style:font-name-complex="Wingdings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 style:font-name-complex="Wingdings"/>
    </style:style>
    <text:list-style style:name="WW8Num39" style:display-name="WW8Num39">
      <text:list-level-style-bullet text:level="1" text:style-name="WW_CharLFO40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2in" fo:margin-bottom="0.196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93in"/>
      </style:header-style>
      <style:footer-style>
        <style:header-footer-properties style:dynamic-spacing="true" fo:min-height="0.4333in"/>
      </style:footer-style>
    </style:page-layout>
    <style:style style:name="TableColumn7" style:family="table-column">
      <style:table-column-properties style:column-width="1.2083in" style:use-optimal-column-width="false"/>
    </style:style>
    <style:style style:name="TableColumn8" style:family="table-column">
      <style:table-column-properties style:column-width="1.25in" style:use-optimal-column-width="false"/>
    </style:style>
    <style:style style:name="TableColumn9" style:family="table-column">
      <style:table-column-properties style:column-width="1.743in" style:use-optimal-column-width="false"/>
    </style:style>
    <style:style style:name="TableColumn10" style:family="table-column">
      <style:table-column-properties style:column-width="2.7381in" style:use-optimal-column-width="false"/>
    </style:style>
    <style:style style:name="Table6" style:family="table">
      <style:table-properties style:width="6.9395in" fo:margin-left="-0.0486in" table:align="left"/>
    </style:style>
    <style:style style:name="TableRow11" style:family="table-row">
      <style:table-row-properties style:min-row-height="0.3354in" style:use-optimal-row-height="false"/>
    </style:style>
    <style:style style:name="TableCell12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3" style:parent-style-name="Standard" style:family="paragraph">
      <style:paragraph-properties style:snap-to-layout-grid="false"/>
      <style:text-properties style:font-name="ETML" style:font-name-complex="ETML" fo:font-size="16pt" style:font-size-asian="16pt" style:font-size-complex="16pt"/>
    </style:style>
    <style:style style:name="TableCell14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ableCell16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paragraph-properties fo:text-align="center"/>
      <style:text-properties style:font-name="Century Gothic"/>
    </style:style>
    <style:style style:name="TableCell1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9" style:parent-style-name="Standard" style:family="paragraph">
      <style:paragraph-properties fo:text-align="end"/>
      <style:text-properties style:font-name="Century Gothic"/>
    </style:style>
    <style:style style:name="TableColumn21" style:family="table-column">
      <style:table-column-properties style:column-width="2.7562in" style:use-optimal-column-width="false"/>
    </style:style>
    <style:style style:name="TableColumn22" style:family="table-column">
      <style:table-column-properties style:column-width="1.4312in" style:use-optimal-column-width="false"/>
    </style:style>
    <style:style style:name="TableColumn23" style:family="table-column">
      <style:table-column-properties style:column-width="2.7083in" style:use-optimal-column-width="false"/>
    </style:style>
    <style:style style:name="Table20" style:family="table">
      <style:table-properties style:width="6.8958in" fo:margin-left="0in" table:align="left"/>
    </style:style>
    <style:style style:name="TableRow24" style:family="table-row">
      <style:table-row-properties style:min-row-height="0.4145in" style:use-optimal-row-height="false"/>
    </style:style>
    <style:style style:name="TableCell25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27" style:parent-style-name="Policepardéfaut" style:family="text">
      <style:text-properties style:font-name="Century Gothic" style:font-name-asian="Arial" fo:font-style="italic" style:font-style-asian="italic" style:font-style-complex="italic" fo:font-size="8pt" style:font-size-asian="8pt" style:font-size-complex="8pt"/>
    </style:style>
    <style:style style:name="P28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29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0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1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P32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33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4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ableCell35" style:family="table-cell">
      <style:table-cell-properties fo:border-top="0.0208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6" style:parent-style-name="Pieddepage" style:family="paragraph">
      <style:paragraph-properties fo:text-align="center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37" style:parent-style-name="Policepardéfaut" style:family="text">
      <style:text-properties style:font-name="Century Gothic" fo:font-size="10pt" style:font-size-asian="10pt" style:font-size-complex="10pt"/>
    </style:style>
    <style:style style:name="T38" style:parent-style-name="Policepardéfaut" style:family="text">
      <style:text-properties style:font-name="Century Gothic" fo:font-size="10pt" style:font-size-asian="10pt" style:font-size-complex="10pt"/>
    </style:style>
    <style:style style:name="T39" style:parent-style-name="Policepardéfaut" style:family="text">
      <style:text-properties style:font-name="Century Gothic" fo:font-size="10pt" style:font-size-asian="10pt" style:font-size-complex="10pt"/>
    </style:style>
    <style:style style:name="T40" style:parent-style-name="Policepardéfaut" style:family="text">
      <style:text-properties style:font-name="Century Gothic" fo:font-size="10pt" style:font-size-asian="10pt" style:font-size-complex="10pt"/>
    </style:style>
    <style:style style:name="P41" style:parent-style-name="Pieddepage" style:family="paragraph">
      <style:paragraph-properties fo:text-align="center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  <style:text-properties fo:font-size="10pt" style:font-size-asian="10pt" style:font-size-complex="10pt"/>
    </style:style>
    <style:style style:name="TableCell42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43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44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45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46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P47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48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49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50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P51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52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53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T54" style:parent-style-name="Policepardéfaut" style:family="text">
      <style:text-properties style:font-name="Century Gothic" fo:font-size="8pt" style:font-size-asian="8pt" style:font-size-complex="8pt"/>
    </style:style>
    <style:style style:name="P55" style:parent-style-name="Pieddepage" style:family="paragraph">
      <style:paragraph-properties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  <style:text-properties fo:font-size="6pt" style:font-size-asian="6pt"/>
    </style:style>
    <style:style style:name="P56" style:parent-style-name="Pieddepage" style:family="paragraph">
      <style:text-properties fo:font-size="1pt" style:font-size-asian="1pt"/>
    </style:style>
    <style:style style:name="P57" style:parent-style-name="Pieddepage" style:family="paragraph">
      <style:text-properties fo:font-size="1pt" style:font-size-asian="1pt"/>
    </style:style>
    <style:style style:name="P58" style:parent-style-name="Pieddepage" style:family="paragraph">
      <style:text-properties fo:font-size="1pt" style:font-size-asian="1pt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ETML</text:p>
            </table:table-cell>
            <table:table-cell table:style-name="TableCell14">
              <text:p text:style-name="P15">Section informatique</text:p>
            </table:table-cell>
            <table:table-cell table:style-name="TableCell16">
              <text:p text:style-name="P17">ISO9241-110 : Adaptation à la tâche</text:p>
            </table:table-cell>
            <table:table-cell table:style-name="TableCell18">
              <text:p text:style-name="P19">Module ICT : 318</text:p>
            </table:table-cell>
          </table:table-row>
        </table:table>
        <text:p text:style-name="En-tête"/>
      </style:header>
      <style:footer>
        <table:table table:style-name="Table20">
          <table:table-columns>
            <table:table-column table:style-name="TableColumn21"/>
            <table:table-column table:style-name="TableColumn22"/>
            <table:table-column table:style-name="TableColumn23"/>
          </table:table-columns>
          <table:table-row table:style-name="TableRow24">
            <table:table-cell table:style-name="TableCell25">
              <text:p text:style-name="P26"><text:span text:style-name="T27"><text:file-name text:fixed="false" text:display="name-and-extension">E-318-Principe1.odt</text:file-name></text:span></text:p>
              <text:p text:style-name="P28"><text:span text:style-name="T29">Auteur :<text:s/></text:span><text:span text:style-name="T30"><text:tab/></text:span><text:span text:style-name="T31"><text:initial-creator text:fixed="false">Jonathan Melly</text:initial-creator></text:span></text:p>
              <text:p text:style-name="P32"><text:span text:style-name="T33">Mis à jour :<text:s/></text:span><text:span text:style-name="T34"><text:tab/></text:span><text:author-name text:fixed="false"/></text:p>
            </table:table-cell>
            <table:table-cell table:style-name="TableCell35">
              <text:p text:style-name="P36"><text:span text:style-name="T37">Page<text:s/></text:span><text:span text:style-name="T38"><text:page-number text:fixed="false">1</text:page-number></text:span><text:span text:style-name="T39"><text:s/>sur<text:s/></text:span><text:span text:style-name="T40"><text:page-count style:num-format="1">2</text:page-count></text:span></text:p>
              <text:p text:style-name="P41"/>
            </table:table-cell>
            <table:table-cell table:style-name="TableCell42">
              <text:p text:style-name="P43"><text:span text:style-name="T44">Version 1.0 du<text:s/></text:span><text:span text:style-name="T45"><text:creation-date style:data-style-name="N46">08/03/2017 15:42:22</text:creation-date></text:span></text:p>
              <text:p text:style-name="P47"><text:span text:style-name="T48">Dernière modification le<text:s/></text:span><text:span text:style-name="T49"><text:modification-date style:data-style-name="N50">19.03.2018 03:08:00 </text:modification-date></text:span></text:p>
              <text:p text:style-name="P51"><text:span text:style-name="T52">Imprimé le<text:s/></text:span><text:print-date style:data-style-name="N53"/><text:span text:style-name="T54"><text:s/></text:span></text:p>
            </table:table-cell>
          </table:table-row>
        </table:table>
        <text:p text:style-name="P55"><text:tab/></text:p>
        <text:p text:style-name="P56"/>
        <text:p text:style-name="P57"/>
        <text:p text:style-name="P5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eExerciceICT</dc:title>
    <meta:initial-creator>Jonathan Melly</meta:initial-creator>
    <dc:creator>Samy Ibriz Pelaez</dc:creator>
    <meta:creation-date>2020-03-23T08:22:00Z</meta:creation-date>
    <dc:date>2020-03-23T08:22:00Z</dc:date>
    <meta:template xlink:href="ModeleExerciceICT" xlink:type="simple"/>
    <meta:editing-cycles>2</meta:editing-cycles>
    <meta:editing-duration>PT0S</meta:editing-duration>
    <meta:document-statistic meta:page-count="2" meta:paragraph-count="5" meta:word-count="420" meta:character-count="2813" meta:row-count="19" meta:non-whitespace-character-count="2398"/>
  </office:meta>
</office:document-meta>
</file>